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ingContentHandler.getSerializer( Result 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ializingContentHandler.startPrefixMapping( String 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ializingContentHandler.endPrefixMapping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ializingContentHandler.needsXmlns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ializingContentHandler.getSerializer(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ingContentHandler.Serializing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ingContentHandler.endElement( String eltUri , String eltLocalName , String elt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ializingCont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ingContentHandler.startElement( String eltUri , String eltLocalName , String eltQName , Attributes attr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erializingConten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ingContentHandler.getSerializ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ingContentHandler.checkPrefixMapping( String uri , String q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ializingContentHandler.clear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